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體 TW Regular" svg:font-family="'思源黑體 TW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476cm" fo:text-align="center" style:justify-single-word="false" fo:widows="1" fo:text-indent="0cm" style:auto-text-indent="false"/>
      <style:text-properties fo:font-variant="normal" fo:text-transform="none" fo:color="#000000" fo:font-size="16pt" fo:letter-spacing="0.026cm" fo:background-color="transparent" style:font-name-asian="Times" style:font-size-asian="16pt" style:font-style-asian="normal" style:font-weight-asian="normal" style:font-size-complex="16pt"/>
    </style:style>
    <style:style style:name="P2" style:family="paragraph" style:parent-style-name="Standard">
      <style:paragraph-properties fo:margin-left="0cm" fo:margin-right="0cm" style:line-height-at-least="0.476cm" fo:text-align="center" style:justify-single-word="false" fo:widows="1" fo:text-indent="0cm" style:auto-text-indent="false"/>
      <style:text-properties fo:font-variant="normal" fo:text-transform="none" fo:color="#000000" fo:font-size="16pt" fo:letter-spacing="0.026cm" officeooo:rsid="0013832b" officeooo:paragraph-rsid="0013832b" fo:background-color="transparent" style:font-name-asian="Times" style:font-size-asian="16pt" style:font-style-asian="normal" style:font-weight-asian="normal" style:font-size-complex="16pt"/>
    </style:style>
    <style:style style:name="P3" style:family="paragraph" style:parent-style-name="Standard">
      <style:paragraph-properties fo:margin-left="0cm" fo:margin-right="0cm" style:line-height-at-least="0.476cm" fo:text-align="start" style:justify-single-word="false" fo:widows="1" fo:text-indent="0cm" style:auto-text-indent="false"/>
      <style:text-properties fo:font-variant="normal" fo:text-transform="none" fo:color="#000000" fo:font-size="16pt" fo:letter-spacing="0.026cm" officeooo:rsid="0013832b" officeooo:paragraph-rsid="0013832b" fo:background-color="transparent" style:font-name-asian="Times" style:font-size-asian="16pt" style:font-style-asian="normal" style:font-weight-asian="normal" style:font-size-complex="16pt"/>
    </style:style>
    <style:style style:name="P4" style:family="paragraph" style:parent-style-name="Standard">
      <style:paragraph-properties fo:margin-left="0cm" fo:margin-right="0cm" style:line-height-at-least="0.476cm" fo:text-align="start" style:justify-single-word="false" fo:widows="1" fo:text-indent="0cm" style:auto-text-indent="false"/>
      <style:text-properties fo:font-variant="normal" fo:text-transform="none" fo:color="#000000" fo:font-size="16pt" fo:letter-spacing="0.026cm" officeooo:rsid="0013832b" officeooo:paragraph-rsid="00168ada" fo:background-color="transparent" style:font-name-asian="Times" style:font-size-asian="16pt" style:font-style-asian="normal" style:font-weight-asian="normal" style:font-size-complex="16pt"/>
    </style:style>
    <style:style style:name="P5" style:family="paragraph" style:parent-style-name="Standard">
      <style:paragraph-properties fo:margin-left="0cm" fo:margin-right="0cm" style:line-height-at-least="0.476cm" fo:text-align="start" style:justify-single-word="false" fo:widows="1" fo:text-indent="0cm" style:auto-text-indent="false"/>
      <style:text-properties fo:font-variant="normal" fo:text-transform="none" fo:color="#000000" fo:font-size="16pt" fo:letter-spacing="0.026cm" officeooo:rsid="0013832b" officeooo:paragraph-rsid="00168ccd" fo:background-color="transparent" style:font-name-asian="Times" style:font-size-asian="16pt" style:font-style-asian="normal" style:font-weight-asian="normal" style:font-size-complex="16pt"/>
    </style:style>
    <style:style style:name="P6" style:family="paragraph" style:parent-style-name="Standard">
      <style:paragraph-properties fo:margin-left="0cm" fo:margin-right="0cm" style:line-height-at-least="0.476cm" fo:text-align="start" style:justify-single-word="false" fo:widows="1" fo:text-indent="0cm" style:auto-text-indent="false"/>
      <style:text-properties fo:font-variant="normal" fo:text-transform="none" fo:color="#000000" fo:font-size="16pt" fo:letter-spacing="0.026cm" officeooo:rsid="0013832b" officeooo:paragraph-rsid="00193573" fo:background-color="transparent" style:font-name-asian="Times" style:font-size-asian="16pt" style:font-style-asian="normal" style:font-weight-asian="normal" style:font-size-complex="16pt"/>
    </style:style>
    <style:style style:name="P7" style:family="paragraph" style:parent-style-name="Standard">
      <style:paragraph-properties fo:margin-left="0cm" fo:margin-right="0cm" style:line-height-at-least="0.476cm" fo:text-align="center" style:justify-single-word="false" fo:widows="1" fo:text-indent="0cm" style:auto-text-indent="false"/>
      <style:text-properties fo:font-variant="normal" fo:text-transform="none" fo:color="#000000" fo:font-size="16pt" fo:letter-spacing="0.026cm" officeooo:rsid="001d45ef" officeooo:paragraph-rsid="001d45ef" fo:background-color="transparent" style:font-name-asian="Times" style:font-size-asian="16pt" style:font-style-asian="normal" style:font-weight-asian="normal" style:font-size-complex="16pt"/>
    </style:style>
    <style:style style:name="P8" style:family="paragraph" style:parent-style-name="Standard">
      <style:paragraph-properties fo:margin-left="0cm" fo:margin-right="0cm" style:line-height-at-least="0.476cm" fo:text-align="end" style:justify-single-word="false" fo:widows="1" fo:text-indent="0cm" style:auto-text-indent="false"/>
      <style:text-properties fo:font-variant="normal" fo:text-transform="none" fo:color="#000000" fo:font-size="14pt" fo:letter-spacing="0.026cm" officeooo:rsid="0013832b" officeooo:paragraph-rsid="0013832b" fo:background-color="transparent" style:font-name-asian="Times" style:font-size-asian="14pt" style:font-style-asian="normal" style:font-weight-asian="normal" style:font-size-complex="14pt"/>
    </style:style>
    <style:style style:name="P9" style:family="paragraph" style:parent-style-name="Standard">
      <style:paragraph-properties fo:margin-left="0cm" fo:margin-right="0cm" style:line-height-at-least="0.476cm" fo:text-align="start" style:justify-single-word="false" fo:widows="1" fo:text-indent="0cm" style:auto-text-indent="false"/>
      <style:text-properties fo:font-variant="normal" fo:text-transform="none" fo:color="#000000" fo:font-size="14pt" fo:letter-spacing="0.026cm" officeooo:rsid="0013832b" officeooo:paragraph-rsid="0013832b" fo:background-color="transparent" style:font-name-asian="Times" style:font-size-asian="14pt" style:font-style-asian="normal" style:font-weight-asian="normal" style:font-size-complex="14pt"/>
    </style:style>
    <style:style style:name="P10" style:family="paragraph" style:parent-style-name="Standard">
      <style:paragraph-properties fo:margin-left="0cm" fo:margin-right="0cm" style:line-height-at-least="0.476cm" fo:text-align="start" style:justify-single-word="false" fo:widows="1" fo:text-indent="0cm" style:auto-text-indent="false"/>
      <style:text-properties fo:font-variant="normal" fo:text-transform="none" fo:color="#000000" fo:font-size="14pt" fo:letter-spacing="0.026cm" officeooo:rsid="0013832b" officeooo:paragraph-rsid="00168ada" fo:background-color="transparent" style:font-name-asian="Times" style:font-size-asian="14pt" style:font-style-asian="normal" style:font-weight-asian="normal" style:font-size-complex="14pt"/>
    </style:style>
    <style:style style:name="P11" style:family="paragraph" style:parent-style-name="Standard">
      <style:paragraph-properties fo:margin-left="0cm" fo:margin-right="0cm" style:line-height-at-least="0.476cm" fo:text-align="start" style:justify-single-word="false" fo:widows="1" fo:text-indent="0cm" style:auto-text-indent="false"/>
      <style:text-properties fo:font-variant="normal" fo:text-transform="none" fo:color="#000000" fo:font-size="14pt" fo:letter-spacing="0.026cm" officeooo:rsid="0013832b" officeooo:paragraph-rsid="00168ccd" fo:background-color="transparent" style:font-name-asian="Times" style:font-size-asian="14pt" style:font-style-asian="normal" style:font-weight-asian="normal" style:font-size-complex="14pt"/>
    </style:style>
    <style:style style:name="P12" style:family="paragraph" style:parent-style-name="Standard">
      <style:paragraph-properties fo:margin-left="0cm" fo:margin-right="0cm" style:line-height-at-least="0.476cm" fo:text-align="start" style:justify-single-word="false" fo:widows="1" fo:text-indent="0cm" style:auto-text-indent="false"/>
      <style:text-properties fo:font-variant="normal" fo:text-transform="none" fo:color="#000000" fo:font-size="14pt" fo:letter-spacing="0.026cm" officeooo:rsid="0013832b" officeooo:paragraph-rsid="00193573" fo:background-color="transparent" style:font-name-asian="Times" style:font-size-asian="14pt" style:font-style-asian="normal" style:font-weight-asian="normal" style:font-size-complex="14pt"/>
    </style:style>
    <style:style style:name="P13" style:family="paragraph" style:parent-style-name="Standard">
      <style:paragraph-properties fo:margin-left="0cm" fo:margin-right="0cm" style:line-height-at-least="0.476cm" fo:text-align="start" style:justify-single-word="false" fo:widows="1" fo:text-indent="0cm" style:auto-text-indent="false"/>
      <style:text-properties fo:font-variant="normal" fo:text-transform="none" fo:color="#000000" fo:font-size="16pt" fo:letter-spacing="0.026cm" officeooo:rsid="00168ccd" officeooo:paragraph-rsid="00168ccd" fo:background-color="transparent" style:font-name-asian="Times" style:font-size-asian="16pt" style:font-style-asian="normal" style:font-weight-asian="normal" style:font-size-complex="16pt"/>
    </style:style>
    <style:style style:name="T1" style:family="text">
      <style:text-properties officeooo:rsid="00168ada"/>
    </style:style>
    <style:style style:name="T2" style:family="text">
      <style:text-properties officeooo:rsid="00168ccd"/>
    </style:style>
    <style:style style:name="T3" style:family="text">
      <style:text-properties officeooo:rsid="00193573"/>
    </style:style>
    <style:style style:name="T4" style:family="text">
      <style:text-properties officeooo:rsid="001e189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物件導向程式設計</text:p>
      <text:p text:style-name="P2">HW4</text:p>
      <text:p text:style-name="P7">Report</text:p>
      <text:p text:style-name="P8">0416037 李家安</text:p>
      <text:p text:style-name="P3">1. how to implement +,-,* operator overloaded:</text:p>
      <text:p text:style-name="P9"/>
      <text:p text:style-name="P9">(a) +</text:p>
      <text:p text:style-name="P9"><text:tab/>在加法的部分，我先考慮被加數與加數是否為負，若其一爲加數，則將其轉入減法實作，若同為正或同為負，先考慮是正或負，負的話將答案的sign bit指派爲一，再各項分別相加，可是要考慮的是，若有進位，前一項加一，而本項模10^5 (每項存五位數)。</text:p>
      <text:p text:style-name="P9"/>
      <text:p text:style-name="P9">(b) -</text:p>
      <text:p text:style-name="P9"><text:tab/>在減法的部分，考慮是否為一正一負，若是，則轉入加法，若否，檢查被減數與減數中較大，若減數較大則則減數減被減數，並使sign bit變號，反之則直接減，若每一項有不夠減的，則前一項減一，此項加10^5。</text:p>
      <text:p text:style-name="P9"/>
      <text:p text:style-name="P9">(c) *</text:p>
      <text:p text:style-name="P9"><text:tab/>在乘法的部分，sign bit以xor的方式處理，而數字部份，用兩層迴圈相互相乘，在將結果相加，放入ans裡，若有進位，記得作進位處理。</text:p>
      <text:p text:style-name="P9"/>
      <text:p text:style-name="P9"/>
      <text:p text:style-name="P4">2. <text:span text:style-name="T1">how to overload input and output operator</text:span></text:p>
      <text:p text:style-name="P10"/>
      <text:p text:style-name="P10">(a) output</text:p>
      <text:p text:style-name="P10"><text:tab/>先檢查sign bit，若爲一，輸出負號，之後的數字每五個五個印出，另外在cout時記得加入right、setw(5)與cout.fill(“0”)，纔可以準確印出每個數字。</text:p>
      <text:p text:style-name="P10"/>
      <text:p text:style-name="P10">(b) input</text:p>
      <text:p text:style-name="P10"><text:tab/>先以字串方式讀入，再以之前寫好的constructor將字串轉成大數。</text:p>
      <text:p text:style-name="P10"/>
      <text:p text:style-name="P10"/>
      <text:p text:style-name="P5">3. <text:span text:style-name="T2">What’s difference between prefix and postfix increment overloaded?</text:span></text:p>
      <text:p text:style-name="P13"><text:s text:c="4"/>Why they have differnt return type?</text:p>
      <text:p text:style-name="P11"/>
      <text:p text:style-name="P11">(a) differenc<text:span text:style-name="T2">e</text:span></text:p>
      <text:p text:style-name="P11"><text:tab/>prefix 會直接將數字加(減)一，再將之輸出，而postfix則是另開一個大數，將數字存入，原來數字加(減)一，再回傳另開的大數。</text:p>
      <text:p text:style-name="P11"/>
      <text:p text:style-name="P11">(b) return type</text:p>
      <text:p text:style-name="P11"><text:tab/>prefix的回傳值是以參照，因為他不用另開大數，因此可以直接回傳<text:soft-page-break/>原值以增加速度<text:tab/>，另外也可以有在外部修改其值的功能，而此回傳值也不會在跳出函式後被delet掉，而postfix因為要另開大數，若以參照回傳，則回傳值將會在跳出函式後被delet掉，而產生memory error，因此只能用一般(copy)方式回傳。</text:p>
      <text:p text:style-name="P11"/>
      <text:p text:style-name="P11"/>
      <text:p text:style-name="P6">4. <text:span text:style-name="T3">how to handle negative big number operation</text:span></text:p>
      <text:p text:style-name="P12"/>
      <text:p text:style-name="P12"><text:tab/>對於負數，我開一個 bool sign;來記錄，當sign爲true時，數字爲負，反之則為正，之後只要檢查sign便可知其正負號了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體 TW Regular" svg:font-family="'思源黑體 TW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體 TW Regular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體 TW Regular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體 TW Regular" style:font-family-asian="'思源黑體 TW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vin Lee</meta:initial-creator>
    <meta:creation-date>2016-04-28T03:02:48.918163095</meta:creation-date>
    <dc:date>2016-04-28T17:35:24.093226227</dc:date>
    <dc:creator>Gavin Lee</dc:creator>
    <meta:editing-duration>PT45M3S</meta:editing-duration>
    <meta:editing-cycles>16</meta:editing-cycles>
    <meta:generator>LibreOffice/5.0.5.2$Linux_X86_64 LibreOffice_project/00$Build-2</meta:generator>
    <meta:document-statistic meta:table-count="0" meta:image-count="0" meta:object-count="0" meta:page-count="2" meta:paragraph-count="24" meta:word-count="633" meta:character-count="1045" meta:non-whitespace-character-count="981"/>
  </office:meta>
</office:document-meta>
</file>